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style:rel-width="100%" table:align="left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1806in" table:align="left"/>
    </style:style>
    <style:style style:name="Table3.A" style:family="table-column">
      <style:table-column-properties style:column-width="6.1806in"/>
    </style:style>
    <style:style style:name="Table3.A1" style:family="table-cell">
      <style:table-cell-properties style:vertical-align="middl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able_20_Contents">
      <style:text-properties fo:font-size="18pt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4417645825952">
          <table:table-cell table:style-name="Table1.A1" office:value-type="string">
            <text:p text:style-name="P2">Pinouts - CPU - Signal Summary</text:p>
          </table:table-cell>
        </table:table-row>
      </table:table>
      <text:p text:style-name="P3"><text:line-break/><text:span text:style-name="T2">Advance Gameboy CPU Signal Summary</text:span><text:span text:style-name="T4"><text:line-break/></text:span><text:span text:style-name="T2">Cart Bus: D0-D7, A0-A15, /CS, /RD, /WR (different usage in GBA/DMG mode)</text:span><text:span text:style-name="T4"><text:line-break/></text:span><text:span text:style-name="T2">WRAM Bus: WA0-WA16, WD0-WD15, /WLB, /WUB, /WWE, /WOE (used in GBA mode only)</text:span><text:span text:style-name="T4"><text:line-break/></text:span><text:span text:style-name="T2">LCD Bus : LDR1-5, LDG1-5, LDB1-5, DCK, LP, PS, SPL, CLS, SPS, MOD, REVC</text:span><text:span text:style-name="T4"><text:line-break/></text:span><text:span text:style-name="T2">Joypad: TP0-3 (Buttons), TP4-7 (Directions), TP8-9 (L/R-Buttons, via R43/R44)</text:span><text:span text:style-name="T4"><text:line-break/></text:span><text:span text:style-name="T2">Serial Link: SC, SD (aka P14?), SI, SO - Audio: SO1-2, Vin</text:span><text:span text:style-name="T4"><text:line-break/></text:span><text:span text:style-name="T2">Other: CK1-2, PHI, IN35, VCNT5, /FIQ (via CL1 to VDD3), /RESET (IN), /RES (OUT)</text:span><text:span text:style-name="T4"><text:line-break/></text:span><text:span text:style-name="T2">Supply: VDD35, VDD3, VDD2, GND (some are probably undoc inputs)</text:span><text:span text:style-name="T4"><text:line-break/></text:span><text:span text:style-name="T2">GBA SP: Same as GBA, plus VDD1, plus duplicated supply pins, plus pin 152.</text:span><text:span text:style-name="T4"><text:line-break/></text:span></text:p>
      <table:table table:name="Table2" table:style-name="Table2">
        <table:table-column table:style-name="Table2.A"/>
        <table:table-row table:style-name="TableLine94417645922512">
          <table:table-cell table:style-name="Table2.A1" office:value-type="string">
            <text:p text:style-name="Table_20_Contents"><text:bookmark text:name="pinoutscpupinouts"/> <text:span text:style-name="T3">Pinouts - CPU - Pinouts</text:span></text:p>
          </table:table-cell>
        </table:table-row>
      </table:table>
      <text:p text:style-name="P4"><text:line-break/><text:span text:style-name="T1">Advance Gameboy CPU Pinouts (CPU AGB)</text:span></text:p>
      <table:table table:name="Table3" table:style-name="Table3">
        <table:table-column table:style-name="Table3.A"/>
        <table:table-row table:style-name="TableLine94417646000176">
          <table:table-cell table:style-name="Table3.A1" office:value-type="string">
            <text:p text:style-name="Preformatted_20_Text"><text:s text:c="2"/>1 VDD3 <text:s/>17 D0 <text:s text:c="2"/>33 A0 <text:s text:c="3"/>49 WA4 <text:s text:c="2"/>65 VDD2 <text:s/>81 WD9 <text:s text:c="2"/>97 LDB5 <text:s text:c="2"/>113 CK1</text:p>
            <text:p text:style-name="Preformatted_20_Text"><text:s text:c="2"/>2 IN35 <text:s/>18 A15 <text:s/>34 /CS <text:s text:c="2"/>50 WA5 <text:s text:c="2"/>66 WD5 <text:s text:c="2"/>82 WD1 <text:s text:c="2"/>98 LDB4 <text:s text:c="2"/>114 CK2</text:p>
            <text:p text:style-name="Preformatted_20_Text"><text:s text:c="2"/>3 TP8 <text:s text:c="2"/>19 A14 <text:s/>35 /RD <text:s text:c="2"/>51 WA6 <text:s text:c="2"/>67 WD13 <text:s/>83 /WOE <text:s/>99 LDB3 <text:s text:c="2"/>115 VDD2</text:p>
            <text:p text:style-name="Preformatted_20_Text"><text:s text:c="2"/>4 TP0 <text:s text:c="2"/>20 A13 <text:s/>36 /WR <text:s text:c="2"/>52 WA7 <text:s text:c="2"/>68 WD6 <text:s text:c="2"/>84 DCK <text:s text:c="2"/>100 LDB2 <text:s/>116 GND</text:p>
            <text:p text:style-name="Preformatted_20_Text"><text:s text:c="2"/>5 TP1 <text:s text:c="2"/>21 A12 <text:s/>37 PHI <text:s text:c="2"/>53 /WLB <text:s/>69 WD14 <text:s/>85 LP <text:s text:c="3"/>101 LDB1 <text:s/>117 VDD2</text:p>
            <text:p text:style-name="Preformatted_20_Text"><text:s text:c="2"/>6 SO1 <text:s text:c="2"/>22 A11 <text:s/>38 VDD35 54 /WUB <text:s/>70 WD7 <text:s text:c="2"/>86 PS <text:s text:c="3"/>102 GND <text:s text:c="2"/>118 VCNT5</text:p>
            <text:p text:style-name="Preformatted_20_Text"><text:s text:c="2"/>7 SO2 <text:s text:c="2"/>23 A10 <text:s/>39 GND <text:s text:c="2"/>55 /WWE <text:s/>71 WD15 <text:s/>87 LDR5 <text:s/>103 VDD3 <text:s/>119 TP9</text:p>
            <text:p text:style-name="Preformatted_20_Text"><text:s text:c="2"/>8 Vin <text:s text:c="2"/>24 A9 <text:s text:c="2"/>40 SC <text:s text:c="3"/>56 WA8 <text:s text:c="2"/>72 WD8 <text:s text:c="2"/>88 LDR4 <text:s/>104 SPL <text:s text:c="2"/>120 TP6</text:p>
            <text:p text:style-name="Preformatted_20_Text"><text:s text:c="2"/>9 /RES <text:s/>25 A8 <text:s text:c="2"/>41 SD <text:s text:c="3"/>57 WA9 <text:s text:c="2"/>73 WD16 <text:s/>89 LDR3 <text:s/>105 CLS <text:s text:c="2"/>121 TP5</text:p>
            <text:p text:style-name="Preformatted_20_Text"><text:s text:c="2"/>10 D7 <text:s text:c="2"/>26 A7 <text:s text:c="2"/>42 SI <text:s text:c="3"/>58 WA10 <text:s/>74 WA16 <text:s/>90 LDR2 <text:s/>106 SPS <text:s text:c="2"/>122 TP7</text:p>
            <text:p text:style-name="Preformatted_20_Text"><text:s text:c="2"/>11 D6 <text:s text:c="2"/>27 A6 <text:s text:c="2"/>43 SO <text:s text:c="3"/>59 WA11 <text:s/>75 WD12 <text:s/>91 LDR1 <text:s/>107 MOD <text:s text:c="2"/>123 TP4</text:p>
            <text:p text:style-name="Preformatted_20_Text"><text:s text:c="2"/>12 D5 <text:s text:c="2"/>28 A5 <text:s text:c="2"/>44 VDD2 <text:s/>60 WA12 <text:s/>76 WD4 <text:s text:c="2"/>92 LDG5 <text:s/>108 REVC <text:s/>124 /FIQ</text:p>
            <text:p text:style-name="Preformatted_20_Text"><text:s text:c="2"/>13 D4 <text:s text:c="2"/>29 A4 <text:s text:c="2"/>45 WA0 <text:s text:c="2"/>61 WA13 <text:s/>77 WD11 <text:s/>93 LDG4 <text:s/>109 GNDed 125 /RESET</text:p>
            <text:p text:style-name="Preformatted_20_Text"><text:s text:c="2"/>14 D3 <text:s text:c="2"/>30 A3 <text:s text:c="2"/>46 WA1 <text:s text:c="2"/>62 WA14 <text:s/>78 WD3 <text:s text:c="2"/>94 LDG3 <text:s/>110 GNDed 126 TP2</text:p>
            <text:p text:style-name="Preformatted_20_Text"><text:s text:c="2"/>15 D2 <text:s text:c="2"/>31 A2 <text:s text:c="2"/>47 WA2 <text:s text:c="2"/>63 WA15 <text:s/>79 WD10 <text:s/>95 LDG2 <text:s/>111 GNDed 127 TP3</text:p>
            <text:p text:style-name="P1"><text:s text:c="2"/>16 D1 <text:s text:c="2"/>32 A1 <text:s text:c="2"/>48 WA3 <text:s text:c="2"/>64 GND <text:s text:c="2"/>80 WD2 <text:s text:c="2"/>96 LDG1 <text:s/>112 GNDed 128 GND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02:45:45.592980296</meta:creation-date>
    <dc:date>2021-11-11T02:46:35.290709096</dc:date>
    <meta:editing-duration>PT50S</meta:editing-duration>
    <meta:editing-cycles>1</meta:editing-cycles>
    <meta:document-statistic meta:table-count="3" meta:image-count="0" meta:object-count="0" meta:page-count="1" meta:paragraph-count="21" meta:word-count="376" meta:character-count="1851" meta:non-whitespace-character-count="1280"/>
    <meta:generator>LibreOffice/7.2.2.2$Linux_X86_64 LibreOffice_project/20$Build-2</meta:generator>
  </office:meta>
</office:document-meta>
</file>